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reunion del pasado 20 de Julio nos reunimos para comentar los siguientes puntos:</text:p>
      <text:p text:style-name="Standard"/>
      <text:list xml:id="list5347531742942811533" text:style-name="L1">
        <text:list-item>
          <text:p text:style-name="P1">Primero corregimos el problema que nos daba el canvas que aparecia por delante de la imagen y no permitia que se mostrara, ya que el fondo del canvas es negro y solpaba la imagen. Lo que habia que hacer era meter el canvas (metodo MyPaintWidget) en lenguaje kivy, y despues con una etiqueta dentro de la propia imagen, y asi aparecera la imagen por delante. Hay que quitar la foto de mario de la izquierda. Y limitar de alguna manera el canvas para que cuando estes en load no aparezca, asi como para la presentacion que no funcionase el canvas.</text:p>
          <text:p text:style-name="P1"/>
        </text:list-item>
        <text:list-item>
          <text:p text:style-name="P1">Después nos pusimos con el boton de siguiente, que te tendrá que pasar a la siguiente imagen de las recortadas. (La primera imagen que tiene que mostrar es la normal, y despues ya por partes). Y en cada imagen hay que ir marcando los puntos que aparecen, para al final hacer el calculo. Para pasar a la siguiente imagen hemos hecho un pequeño metodo (Siguiente) que de momento te muestra solo una imagen, y que habra que modificar para que cumpla su cometido. Antes hemos importado Button de kivy.</text:p>
          <text:p text:style-name="P1"/>
        </text:list-item>
        <text:list-item>
          <text:p text:style-name="P1">Por ultimo estuvimos valorando ciertas cosas. Al principio en el programa tiene que salir la imagen entera. Despues tienes que elegir una parte de la imagen y contar por ejemplo 10 personas y a partir de ahi calcular el T y t. Puede que haya que tomar un valor por defecto para el cuadrado grande T. Despues miramos de nuevo lo de las rejillas y hay que utilizar la varianza para las rejillas. Ir mostrando las distintas varianzas de cada rejilla, aplicando la formula. Y por ultimo la media y la mediana de esas varianzas. La verdad es que no me quedo muy claro este tema.</text:p>
          <text:p text:style-name="P1"/>
        </text:list-item>
        <text:list-item>
          <text:p text:style-name="P1">Tras la reunion he comprobado que falla el contador nuevo que hemos metido al boton siguiente (lo he comentado), y voy a tratar de incluir el programa que recortaba las imagenes en el kivy.</text:p>
        </text:list-item>
      </text:list>
      <text:p text:style-name="Standard"/>
      <text:p text:style-name="Standard">Nos vemos en principio el miercoles 25 de Jul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8-07-23T16:54:35.24</meta:creation-date>
    <dc:date>2018-07-23T17:59:18.74</dc:date>
    <dc:creator>o </dc:creator>
    <meta:editing-duration>PT34M10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6" meta:word-count="357" meta:character-count="1942"/>
  </office:meta>
</office:document-meta>
</file>